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color="#000000"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10.625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6.305cm" fo:min-width="0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10.495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12.5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justify"/>
      <style:text-properties style:font-name="Arial" fo:font-size="10pt"/>
    </style:style>
    <style:style style:name="P3" style:family="paragraph">
      <loext:graphic-properties draw:fill="none" draw:fill-color="#ffffff"/>
      <style:paragraph-properties fo:text-align="justify"/>
      <style:text-properties style:font-name="Arial" fo:font-size="10pt"/>
    </style:style>
    <style:style style:name="P4" style:family="paragraph">
      <style:paragraph-properties fo:text-align="justify"/>
      <style:text-properties style:font-name="Arial" fo:font-size="14pt" style:font-size-asian="14pt" style:font-size-complex="14pt"/>
    </style:style>
    <style:style style:name="P5" style:family="paragraph">
      <loext:graphic-properties draw:fill="none" draw:fill-color="#ffffff"/>
      <style:paragraph-properties fo:text-align="justify"/>
      <style:text-properties style:font-name="Arial" fo:font-size="14pt" style:font-size-asian="14pt" style:font-size-complex="14pt"/>
    </style:style>
    <style:style style:name="P6" style:family="paragraph">
      <style:paragraph-properties fo:text-align="justify"/>
      <style:text-properties style:font-name="Arial" fo:font-size="8.5pt" style:font-size-asian="8.5pt" style:font-size-complex="8.5pt"/>
    </style:style>
    <style:style style:name="P7" style:family="paragraph">
      <loext:graphic-properties draw:fill="none" draw:fill-color="#ffffff"/>
      <style:paragraph-properties fo:text-align="justify"/>
      <style:text-properties style:font-name="Arial" fo:font-size="8.5pt" style:font-size-asian="8.5pt" style:font-size-complex="8.5pt"/>
    </style:style>
    <style:style style:name="P8" style:family="paragraph">
      <loext:graphic-properties draw:fill="none" draw:fill-color="#ffffff"/>
      <style:text-properties fo:font-size="14pt" fo:font-weight="bold" style:font-size-asian="14pt" style:font-weight-asian="bold" style:font-size-complex="14pt" style:font-weight-complex="bold"/>
    </style:style>
    <style:style style:name="P9" style:family="paragraph">
      <style:text-properties fo:font-size="18pt" style:font-size-asian="18pt" style:font-size-complex="18pt"/>
    </style:style>
    <style:style style:name="P10" style:family="paragraph">
      <loext:graphic-properties draw:fill="none" draw:fill-color="#ffffff"/>
      <style:text-properties fo:font-size="18pt" fo:font-weight="bold" style:font-size-asian="18pt" style:font-weight-asian="bold" style:font-size-complex="18pt" style:font-weight-complex="bold"/>
    </style:style>
    <style:style style:name="P11" style:family="paragraph">
      <style:text-properties fo:font-weight="bold" style:font-weight-asian="bold" style:font-weight-complex="bold"/>
    </style:style>
    <style:style style:name="T1" style:family="text">
      <style:text-properties style:font-name="Arial"/>
    </style:style>
    <style:style style:name="T2" style:family="text">
      <style:text-properties style:font-name="Arial" fo:font-size="14pt" style:font-size-asian="14pt" style:font-size-complex="14pt"/>
    </style:style>
    <style:style style:name="T3" style:family="text">
      <style:text-properties style:font-name="Arial" fo:font-size="8pt" style:font-size-asian="8pt" style:font-size-complex="8pt"/>
    </style:style>
    <style:style style:name="T4" style:family="text">
      <style:text-properties style:font-name="Arial" fo:font-size="8.5pt" style:font-size-asian="8.5pt" style:font-size-complex="8.5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0.5cm" svg:y1="0cm" svg:x2="10.5cm" svg:y2="29.7cm">
          <text:p/>
        </draw:line>
        <draw:line draw:style-name="gr1" draw:text-style-name="P1" draw:layer="layout" svg:x1="0cm" svg:y1="14.85cm" svg:x2="21cm" svg:y2="14.85cm">
          <text:p/>
        </draw:line>
        <draw:frame draw:style-name="gr2" draw:text-style-name="P3" draw:layer="layout" svg:width="8.625cm" svg:height="12.465cm" svg:x="1cm" svg:y="1.8cm">
          <draw:text-box>
            <text:p text:style-name="P2"><text:span text:style-name="T1">Issus d'une famille modeste, Ada et Oio sont deux jumeaux orphelins dont les parents ont été dévorés par un grand guerrier cannibale lors de leur enfance. Ils se sont alors réfugiés dans les décombres innondés d'un temple en ruine près de chez eux. La nuit venue, une vision divine leur est apparue, sous la forme d'un grand lotus incandescent. Ce dieu est Schein, le dieu de la connexion. Son ambition est de faire advenir l'Harmonie, en liant tous les esprits de l'univers entre eux pour créer une conscience commune résonnant à l'unisson. Il était autrefois un dieu puissant, mais maintenant que ses fidèles l'ont abandonné, il est devenu faible. Il transmit le peu de pouvoir qu'il lui restait aux deux enfants, faisant d'eux ses apôtres chargés d'accomplir son dessein. Les jumeaux devinrent intriqués et connectés l'un à l'autre à tout instant de leur vie. Après avoir béni Ada &amp; Oio, Schein leur annonça cette prophétie : "Les méandres sont lieu de connexion, et seulement depuis la connexion peut avoir lieu l'Harmonie. La flamme la plus pure vous guidera au-delà de votre image, et lorsque les apôtres s'aligneront des deux côtés du lotus, alors la voie de l'unisson apparaîtra". Depuis ce jour les apôtres ont résidé dans ces ruines désertes, attendant l'avènement de cette prophétie. Mais aujoud'hui, en poussant la porte de leur demeure en ruines, ce n'est pas le temple habituel qui s'ouvrit devant eux, mais un lieu bien plus étrange.</text:span></text:p>
            <text:p text:style-name="P2"><text:span text:style-name="T1"/></text:p>
          </draw:text-box>
        </draw:frame>
        <draw:frame draw:style-name="gr3" draw:text-style-name="P5" draw:layer="layout" svg:width="8.5cm" svg:height="12.461cm" svg:x="11.5cm" svg:y="1.8cm">
          <draw:text-box>
            <text:p text:style-name="P4"><text:span text:style-name="T2">Vous ne vous souvenez de rien. Depuis combien de temps errez-vous dans ces méandres maudits ? Qu'importe, survivre est tout ce qui compte. Vous entendez souvent des voix résonner dans les couloirs, mais vous n'avez jamais croisé personne. Ce sont les voix des traîtres, qui reviennent vous narguer jour après jour, vous en êtes sûr. Vous avec oublié qui sont ces traîtres mais ils méritent la mort, sans aucun doute. Aujourd'hui leurs voix sont plus nettes que d'ordinaire. Vont-ils enfin cesser de se cacher ? Le dernier souvenir du passé qu'il vous reste n'a cessé de tourner dans votre tête : lorsque le glas sonne, ce qui s’est ouvert se fermera. Mais pour rien au monde vous ne dévoilerez ce terrible secret à des traîtres.</text:span></text:p>
          </draw:text-box>
        </draw:frame>
        <draw:frame draw:style-name="gr4" draw:text-style-name="P7" draw:layer="layout" svg:width="8.25cm" svg:height="11.381cm" svg:x="1cm" svg:y="16.427cm">
          <draw:text-box>
            <text:p text:style-name="P6"><text:span text:style-name="T3">Issus d'un milieu riche, les parents de Nix ont pu se permettre de la placer à sa naissance sous la protection d'Olonock, le dieu de l'intégrité. Ce dernier offrit alors à l'enfant sa bénéction qui deviendra en réalité une malédiction. En effet, le dieu avait rendu Nix immortelle : quels que soient les coups qu'elle subissait, quelles que soient les horreurs qu'elle endurait, Nix ne pouvait pas mourir. Pour cette raison elle s'orienta rapidement vers les arts de la guerre, où son courage et sa confiance inébranlables firent rapidement sa renommée. Cependant le temps passant, son corps était las de vivre et commençait à se rebeller, se dégradant peu à peu. Mais la bénédiction du dieu n'était pas négociable, et le corps de Nix refusait de mourir. Elle finit par cesser de guerroyer, passant son temps à se soigner tant bien que mal et à chercher désespérément un remède. Les décennies passant, le nom de Nix la guerrière sombra dans l'oubli. Le seul remède qu'elle trouva pour garder son corps intact et calmer ses plaies était de dévorer la chair d'êtres pensants, une activité malsaine à laquelle elle prit peu à peu goût. L'impressionnante armure qu'elle ne quitte ne sert pas tant à la protéger qu'à dissimuler les stigmates qui déchirent sans cesse sa peau. La seule amie à ses côtés est sa compagne de toujours, l'arme magique Nagnir, une lourde lance à la lame aussi long que son manche, qui revient fidèlement à sa main lorsqu'elle en a besoin. En cherchant un remède, elle est notamment tombée sur des légendes racontant qu'au plus profond sous terre, là où rien ne vit, pousse une fleur miraculeuse, la panacée, qui peut guérir tous les maux. Aujourd'hui, elle vit sous ses yeux le sol se fendre dans sa demeure, s'ouvrant sur un curieux escalier en colimaçon. N'ayant plus rien à perdre, elle s'y engouffra, y trouvant une occasion de chercher la plante légendaire. Peut-être cette fleur ne lui permettra-t-elle pas de rendre sa vie plus supportable, mais elle pourra au moins y mettre un terme.</text:span></text:p>
          </draw:text-box>
        </draw:frame>
        <draw:frame draw:style-name="gr5" draw:text-style-name="P7" draw:layer="layout" svg:width="8.75cm" svg:height="12.75cm" svg:x="11.25cm" svg:y="16.425cm">
          <draw:text-box>
            <text:p text:style-name="P6"><text:span text:style-name="T4">Karvel était un marchand de Sel membre d'un peuple nomade, vivant dans une contrée désertique gelée. Ce peuple accorde une grande importance au Sel, l'essence de la vie, et Karvel a passé sa vie à étudier les propriétés curatives de cet étonnant cristal. Un jour, le chef de sa caravane ayant mystérieusement disparu, cette procession se dissolut, et Karvel devint marchand errant, accompagné par son amie Dijni. Malheureusement Dijni tomba gravement malade, et malgré tous ses efforts, aucun remède connu par Karvel ne parvint à la sauver. Autant pour aider son amie que par atteinte à sa fierté de médecin, Karvel partit trouver Nacle, la déesse du Sel, afin qu'elle lui apprenne les ultimes secrets du Sel. La déesse l'accueillit et lui enseigna les voies secrètes du Sel, mais ce cristal n'est pas sans danger, et le corps de Karvel se désècha et devint frêle et déformé. Depuis ce jour le disciple du Sel cacha son apparence diforme sous ces vêtements singuliers. Hélas, même sa science nouvellement acquise ne suffit toujours pas à guérir Dijni, dont la mort s'approchait. Un jour, après une nouvelle tentative de guérison infructueuse, il sortit de la tente de son amie, désespéré. Mais une fois la porte franchie, il ne retrouva pas le désert endormi mais une étrange salle ronde aux murs de glace, de laquelle de longs couloirs partaient et semblaient l'attendre. Loin d'être apeuré, il y vit une chance offerte par les dieux pour racheter ses échecs. En effet, une légende que peu connaissent raconte que dans des lieux hors de notre monde se trouve la panacée, un remède légendaire qui lorsqu'on lui cède de son sang est capable de guérir tous les maux. Néanmoins, ce remède pourrait attirer les convoitises, et Karvel, sachant comme il est plus facile de se faire des ennemis que des amis, n'a jamais dévoilé ce secret à personne. Après un dernier regard vers l'amour de sa vie, il entra dans la pièce.</text:span></text:p>
          </draw:text-box>
        </draw:frame>
        <draw:frame draw:style-name="gr6" draw:text-style-name="P8" draw:layer="layout" svg:width="5.603cm" svg:height="0.806cm" svg:x="2.351cm" svg:y="1cm">
          <draw:text-box>
            <text:p><text:span text:style-name="T5">Ada &amp; Oio</text:span><text:span text:style-name="T6">, les apôtres</text:span></text:p>
          </draw:text-box>
        </draw:frame>
        <draw:frame draw:style-name="gr6" draw:text-style-name="P10" draw:layer="layout" svg:width="5.332cm" svg:height="0.962cm" svg:x="13.051cm" svg:y="1cm">
          <draw:text-box>
            <text:p text:style-name="P9"><text:span text:style-name="T7">Anacron</text:span><text:span text:style-name="T8">, le trahi</text:span></text:p>
          </draw:text-box>
        </draw:frame>
        <draw:frame draw:style-name="gr6" draw:text-style-name="P8" draw:layer="layout" svg:width="3.782cm" svg:height="0.806cm" svg:x="3.051cm" svg:y="15.6cm">
          <draw:text-box>
            <text:p><text:span text:style-name="T5">Nix</text:span><text:span text:style-name="T6">, l’incurable</text:span></text:p>
          </draw:text-box>
        </draw:frame>
        <draw:frame draw:style-name="gr6" draw:text-style-name="P8" draw:layer="layout" svg:width="4.638cm" svg:height="0.806cm" svg:x="13.051cm" svg:y="15.6cm">
          <draw:text-box>
            <text:p text:style-name="P11"><text:span text:style-name="T5">Karvel</text:span><text:span text:style-name="T6">, l’incapable</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4-20T20:21:03.921000000</meta:creation-date>
    <dc:date>2023-04-21T00:01:34.626000000</dc:date>
    <meta:editing-duration>PT3H29M58S</meta:editing-duration>
    <meta:editing-cycles>10</meta:editing-cycles>
    <meta:generator>LibreOffice/7.3.2.2$Windows_X86_64 LibreOffice_project/49f2b1bff42cfccbd8f788c8dc32c1c309559be0</meta:generator>
    <meta:print-date>2023-04-20T23:44:11.990000000</meta:print-date>
    <meta:document-statistic meta:object-count="10"/>
  </office:meta>
</office:document-meta>
</file>